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Week of 17-01-2021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lan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Goals<text:tab/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eate larger ES index</text:p>
                <text:list>
                  <text:list-item>
                    <text:p>Add metadata!</text:p>
                  </text:list-item>
                </text:list>
              </text:list-item>
              <text:list-item>
                <text:p>Finish up DELTR</text:p>
                <text:list>
                  <text:list-item>
                    <text:p>Use SID, H-class</text:p>
                  </text:list-item>
                </text:list>
              </text:list-item>
              <text:list-item>
                <text:p>Train DELTR models</text:p>
                <text:list>
                  <text:list-item>
                    <text:p>Make sure to use H-class instead of h-value!</text:p>
                  </text:list-item>
                </text:list>
              </text:list-item>
              <text:list-item>
                <text:p>Evaluate at least 1 result with 2020 method</text:p>
              </text:list-item>
              <text:list-item>
                <text:p>Implement Lambdamart + grouping method by Ferraro</text:p>
              </text:list-item>
              <text:list-item>
                <text:p>Run ES BM25 baseline on 2019 &amp; 2020 and check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aandag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Index large ES corpus</text:p>
              </text:list-item>
              <text:list-item>
                <text:p>Add metadata</text:p>
              </text:list-item>
              <text:list-item>
                <text:p>(parallel) implement grouping method from Ferra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Dinsdag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Woensdag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Donderdag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Vrijdag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9T21:28:20.268000000</meta:creation-date>
    <meta:editing-duration>PT12H16M43S</meta:editing-duration>
    <meta:editing-cycles>28</meta:editing-cycles>
    <meta:generator>LibreOffice/7.2.2.2$Windows_X86_64 LibreOffice_project/02b2acce88a210515b4a5bb2e46cbfb63fe97d56</meta:generator>
    <dc:title>Midnightblue</dc:title>
    <dc:date>2022-01-12T17:32:06.387000000</dc:date>
    <meta:document-statistic meta:object-count="78"/>
  </office:meta>
</office:document-meta>
</file>